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pi" style:family="table">
      <style:table-properties style:width="17.595cm" fo:margin-left="0cm" table:align="left" style:shadow="none" style:may-break-between-rows="true" table:border-model="collapsing"/>
    </style:style>
    <style:style style:name="api.A" style:family="table-column">
      <style:table-column-properties style:column-width="3.903cm"/>
    </style:style>
    <style:style style:name="api.B" style:family="table-column">
      <style:table-column-properties style:column-width="2.999cm"/>
    </style:style>
    <style:style style:name="api.C" style:family="table-column">
      <style:table-column-properties style:column-width="6.29cm"/>
    </style:style>
    <style:style style:name="api.D" style:family="table-column">
      <style:table-column-properties style:column-width="4.403cm"/>
    </style:style>
    <style:style style:name="api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api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api.D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api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api.B2" style:family="table-cell" style:data-style-name="N2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api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api.D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api.A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api.B3" style:family="table-cell" style:data-style-name="N20000">
      <style:table-cell-properties style:vertical-align="middle" fo:background-color="#dddddd" fo:padding="0cm" fo:border="none" style:writing-mode="page">
        <style:background-image/>
      </style:table-cell-properties>
    </style:style>
    <style:style style:name="api.D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api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api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api.D4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api.5" style:family="table-row">
      <style:table-row-properties fo:keep-together="auto"/>
    </style:style>
    <style:style style:name="api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api.C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api.D5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api.A6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api.B6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api.C6" style:family="table-cell" style:data-style-name="N20000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api.D6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9207" officeooo:paragraph-rsid="000e9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9c69" officeooo:paragraph-rsid="000c9c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9c69" officeooo:paragraph-rsid="000c9c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9207" officeooo:paragraph-rsid="000e9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0c9c69"/>
    </style:style>
    <style:style style:name="P7" style:family="paragraph" style:parent-style-name="Table_20_Contents">
      <style:paragraph-properties fo:text-align="start" style:justify-single-word="false"/>
      <style:text-properties officeooo:paragraph-rsid="000e9207"/>
    </style:style>
    <style:style style:name="P8" style:family="paragraph" style:parent-style-name="Table_20_Contents">
      <style:paragraph-properties fo:text-align="start" style:justify-single-word="false"/>
      <style:text-properties officeooo:rsid="000e9207" officeooo:paragraph-rsid="000e9207"/>
    </style:style>
    <style:style style:name="P9" style:family="paragraph" style:parent-style-name="Text_20_body" style:master-page-name="">
      <style:paragraph-properties fo:text-align="center" style:justify-single-word="false" style:page-number="auto"/>
      <style:text-properties officeooo:rsid="000f2e79" officeooo:paragraph-rsid="000f2e79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9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9c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CIÓN DE LA API</text:p>
      <table:table table:name="api" table:style-name="api" table:template-name="Lista verde">
        <table:table-column table:style-name="api.A"/>
        <table:table-column table:style-name="api.B"/>
        <table:table-column table:style-name="api.C"/>
        <table:table-column table:style-name="api.D"/>
        <table:table-row table:style-name="TableLine94318805825280">
          <table:table-cell table:style-name="api.A1" office:value-type="string">
            <text:p text:style-name="P2">URI</text:p>
          </table:table-cell>
          <table:table-cell table:style-name="api.B1" office:value-type="string">
            <text:p text:style-name="P2">METODO</text:p>
          </table:table-cell>
          <table:table-cell table:style-name="api.B1" office:value-type="string">
            <text:p text:style-name="P2">PARAMETROS</text:p>
          </table:table-cell>
          <table:table-cell table:style-name="api.D1" office:value-type="string">
            <text:p text:style-name="P2">DESCRIPCION</text:p>
          </table:table-cell>
        </table:table-row>
        <table:table-row table:style-name="TableLine94318805825280">
          <table:table-cell table:style-name="api.A2" office:value-type="string">
            <text:p text:style-name="P3">api/color</text:p>
          </table:table-cell>
          <table:table-cell table:style-name="api.B2" office:value-type="float" office:value="0">
            <text:p text:style-name="P3">GET | HEAD</text:p>
          </table:table-cell>
          <table:table-cell table:style-name="api.C2" office:value-type="string">
            <text:p text:style-name="P6"><text:span text:style-name="T2">page</text:span><text:span text:style-name="T3">: <text:s/></text:span><text:span text:style-name="T2">numero de pagina</text:span></text:p>
            <text:p text:style-name="P8"><text:span text:style-name="T2">p</text:span><text:span text:style-name="T1">er_page: num items por pagina</text:span></text:p>
          </table:table-cell>
          <table:table-cell table:style-name="api.D2" office:value-type="string">
            <text:p text:style-name="P4">Listar todos los colores, puede recibir como parámetros el numero de pagina y el numero de elementos que se van a mostrar por pagina.</text:p>
          </table:table-cell>
        </table:table-row>
        <table:table-row table:style-name="TableLine94318805825280">
          <table:table-cell table:style-name="api.A3" office:value-type="string">
            <text:p text:style-name="P3">api/color/{color_id}</text:p>
          </table:table-cell>
          <table:table-cell table:style-name="api.B3" office:value-type="float" office:value="0">
            <text:p text:style-name="P3">GET | HEAD</text:p>
          </table:table-cell>
          <table:table-cell table:style-name="api.B3">
            <text:p text:style-name="P4"/>
          </table:table-cell>
          <table:table-cell table:style-name="api.D3" office:value-type="string">
            <text:p text:style-name="P4">Obtener un color por medio de su id</text:p>
          </table:table-cell>
        </table:table-row>
        <table:table-row table:style-name="TableLine94318805825280">
          <table:table-cell table:style-name="api.A2" office:value-type="string">
            <text:p text:style-name="P3">api/color</text:p>
          </table:table-cell>
          <table:table-cell table:style-name="api.B4" office:value-type="string">
            <text:p text:style-name="P3">POST</text:p>
          </table:table-cell>
          <table:table-cell table:style-name="api.C4" office:value-type="string">
            <text:p text:style-name="P4">// Todos los atributos del color</text:p>
            <text:p text:style-name="P7"><text:span text:style-name="T2">name: ‘sand dollar’</text:span></text:p>
            <text:p text:style-name="P4">color: ‘#DECDBE’</text:p>
            <text:p text:style-name="P4">pantone: ‘13-1116’</text:p>
            <text:p text:style-name="P4">year: ‘2006’</text:p>
          </table:table-cell>
          <table:table-cell table:style-name="api.D4" office:value-type="string">
            <text:p text:style-name="P4">Crear un nuevo color, solo si el usuario es administrador</text:p>
          </table:table-cell>
        </table:table-row>
        <table:table-row table:style-name="api.5">
          <table:table-cell table:style-name="api.A3" office:value-type="string">
            <text:p text:style-name="P3">api/color/{color_id}</text:p>
          </table:table-cell>
          <table:table-cell table:style-name="api.B5" office:value-type="string">
            <text:p text:style-name="P3">PUT | PATCH</text:p>
          </table:table-cell>
          <table:table-cell table:style-name="api.C5" office:value-type="string">
            <text:p text:style-name="P1">/ /Todos los atributos del color</text:p>
            <text:p text:style-name="P7"><text:span text:style-name="T2">name: ‘sand dollar’</text:span></text:p>
            <text:p text:style-name="P4">color: ‘#DECDBE’</text:p>
            <text:p text:style-name="P4">pantone: ‘13-1116’</text:p>
            <text:p text:style-name="P4">year: ‘2006’</text:p>
          </table:table-cell>
          <table:table-cell table:style-name="api.D5" office:value-type="string">
            <text:p text:style-name="P4">Actualizar los datos de un color, solo si el usuario es administrador.</text:p>
          </table:table-cell>
        </table:table-row>
        <table:table-row table:style-name="TableLine94318805825280">
          <table:table-cell table:style-name="api.A6" office:value-type="string">
            <text:p text:style-name="P3">api/color/{color_id}</text:p>
          </table:table-cell>
          <table:table-cell table:style-name="api.B6" office:value-type="string">
            <text:p text:style-name="P3">DELETE</text:p>
          </table:table-cell>
          <table:table-cell table:style-name="api.C6">
            <text:p text:style-name="P5"/>
          </table:table-cell>
          <table:table-cell table:style-name="api.D6" office:value-type="string">
            <text:p text:style-name="P4">Borrar un color por medio de su id, solo si el usuario es administrador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Lista_20_verde.1" style:display-name="Lista verde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2" style:display-name="Lista verde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3" style:display-name="Lista verde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4" style:display-name="Lista verde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5" style:display-name="Lista verd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6" style:display-name="Lista verde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7" style:display-name="Lista verd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8" style:display-name="Lista verd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9" style:display-name="Lista verd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0" style:display-name="Lista verde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1" style:display-name="Lista verde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2" style:display-name="Lista verde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3" style:display-name="Lista verde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4" style:display-name="Lista verde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5" style:display-name="Lista verde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6" style:display-name="Lista verde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5:42:13.300686442</meta:creation-date>
    <dc:date>2021-06-19T16:05:02.950651561</dc:date>
    <meta:editing-duration>PT11M19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2" meta:word-count="131" meta:character-count="786" meta:non-whitespace-character-count="686"/>
  </office:meta>
</office:document-meta>
</file>